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header">
        <text:section text:style-name="Sect1" text:name="header-author">
          <text:h text:style-name="Heading_20_3" text:outline-level="3"><text:bookmark text:name="author-text"/>Christine Hill </text:h>
          <text:p text:style-name="Text_20_body"><text:bookmark text:name="author-reputation"/></text:p>
        </text:section>
      </text:section>
      <text:section text:style-name="Sect1" text:name="content">
        <text:p text:style-name="Standard">Here's my favorite Big O analogy: Let's say you're making dinner for your family. O is the process of following a recipe, and n is the number of times you follow a recipe. O - you make one dish that everyone eats whether they like it or not. You follow one recipe from top to bottom, then serve (1 recipe). &lt;-- How I grew up O(n) - you make individual dishes for each person. You follow a recipe from top to bottom for each person in your family (recipe times the number of people in your family). O(n^2) - you make individual dishes redundantly for every person. You follow all recipes for each person in your family (recipe times the number of people squared). O(log n) - you break people into groups according to what they want and make larger portions. You make one dish for each group (recipe times request)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mr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mr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22:48:31.451070746</meta:creation-date>
    <meta:generator>LibreOffice/6.0.7.3$Linux_X86_64 LibreOffice_project/00m0$Build-3</meta:generator>
    <dc:date>2021-04-15T22:49:59.538695411</dc:date>
    <meta:editing-duration>PT1M28S</meta:editing-duration>
    <meta:editing-cycles>1</meta:editing-cycles>
    <meta:document-statistic meta:table-count="0" meta:image-count="0" meta:object-count="0" meta:page-count="1" meta:paragraph-count="2" meta:word-count="153" meta:character-count="828" meta:non-whitespace-character-count="675"/>
  </office:meta>
</office:document-meta>
</file>